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54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0.9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FL</text:p>
          </table:table-cell>
          <table:table-cell table:style-name="ce2" office:value-type="string">
            <text:p>ML</text:p>
          </table:table-cell>
          <table:table-cell table:style-name="ce2" office:value-type="string">
            <text:p>DW</text:p>
          </table:table-cell>
          <table:table-cell table:style-name="ce2" office:value-type="string">
            <text:p>DP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build-gerald.properties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build.xml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architecture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exercise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pattern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work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install.txt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Client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Marshal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F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7.04.2008</text:date>, <text:time>23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9:03</meta:creation-date>
    <dc:creator>Gerald Scharitzer</dc:creator>
    <dc:date>2008-04-07T23:39:29</dc:date>
    <meta:editing-cycles>4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3" meta:cell-count="28"/>
  </office:meta>
</office:document-meta>
</file>